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2.247cm"/>
    </style:style>
    <style:style style:name="gr5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.351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727cm"/>
    </style:style>
    <style:style style:name="gr1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2.9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standard">
      <style:graphic-properties draw:stroke="none" svg:stroke-width="5.004cm" svg:stroke-color="#000000" draw:marker-start-width="7.706cm" draw:marker-end-width="7.706cm" draw:fill="none" draw:fill-color="#ffffff" draw:textarea-horizontal-align="left" draw:auto-grow-height="true" draw:auto-grow-width="true" fo:min-height="0.8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1.27cm" fo:text-indent="0cm"/>
    </style:style>
    <style:style style:name="P5" style:family="paragraph">
      <style:paragraph-properties fo:margin-left="0cm" fo:margin-right="1.27cm" fo:text-align="center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288cm" svg:height="0.762cm" svg:x="1.381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508cm" svg:y1="12.557cm" svg:x2="19.669cm" svg:y2="12.43cm">
            <text:p/>
          </draw:line>
          <draw:line draw:style-name="gr2" draw:text-style-name="P1" draw:layer="layout" svg:x1="1.508cm" svg:y1="12.303cm" svg:x2="1.508cm" svg:y2="12.811cm">
            <text:p/>
          </draw:line>
          <draw:line draw:style-name="gr2" draw:text-style-name="P1" draw:layer="layout" svg:x1="19.669cm" svg:y1="12.176cm" svg:x2="19.669cm" svg:y2="12.684cm">
            <text:p/>
          </draw:line>
          <draw:line draw:style-name="gr2" draw:text-style-name="P1" draw:layer="layout" svg:x1="3.667cm" svg:y1="12.303cm" svg:x2="3.667cm" svg:y2="12.811cm">
            <text:p/>
          </draw:line>
          <draw:line draw:style-name="gr2" draw:text-style-name="P1" draw:layer="layout" svg:x1="4.683cm" svg:y1="12.303cm" svg:x2="4.683cm" svg:y2="12.811cm">
            <text:p/>
          </draw:line>
          <draw:frame draw:style-name="gr3" draw:layer="layout" svg:width="1.878cm" svg:height="0.962cm" svg:x="1.281cm" svg:y="12.865cm">
            <draw:text-box>
              <text:p>0.5 s</text:p>
            </draw:text-box>
          </draw:frame>
          <draw:frame draw:style-name="gr3" draw:layer="layout" svg:width="1.878cm" svg:height="0.962cm" svg:x="3.403cm" svg:y="12.883cm">
            <draw:text-box>
              <text:p>0.2 s</text:p>
            </draw:text-box>
          </draw:frame>
          <draw:frame draw:style-name="gr4" draw:layer="layout" svg:width="3.465cm" svg:height="1.089cm" svg:x="11.323cm" svg:y="12.865cm">
            <draw:text-box>
              <text:p>2.8 – 3.8 s</text:p>
            </draw:text-box>
          </draw:frame>
          <draw:custom-shape draw:style-name="gr5" draw:text-style-name="P1" draw:layer="layout" svg:width="2.286cm" svg:height="0.762cm" svg:x="1.381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143cm" svg:height="0.762cm" svg:x="3.667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layer="layout" svg:width="2.335cm" svg:height="2.435cm" svg:x="1.459cm" svg:y="8.144cm">
            <draw:text-box>
              <text:p>Cross </text:p>
              <text:p><text:s/>(Dot)</text:p>
            </draw:text-box>
          </draw:frame>
          <draw:line draw:style-name="gr8" draw:text-style-name="P1" draw:layer="layout" svg:x1="2.524cm" svg:y1="10.652cm" svg:x2="2.524cm" svg:y2="9.763cm">
            <text:p/>
          </draw:line>
          <draw:line draw:style-name="gr8" draw:text-style-name="P1" draw:layer="layout" svg:x1="4.175cm" svg:y1="10.525cm" svg:x2="4.175cm" svg:y2="7.731cm">
            <text:p/>
          </draw:line>
          <draw:frame draw:style-name="gr9" draw:text-style-name="P1" draw:layer="layout" svg:width="5.336cm" svg:height="2.384cm" svg:x="1.635cm" svg:y="5.093cm">
            <draw:text-box>
              <text:p text:style-name="P1">Formula</text:p>
              <text:p text:style-name="P1">Presentation</text:p>
              <text:p text:style-name="P1">(possibly with @)</text:p>
            </draw:text-box>
          </draw:frame>
          <draw:line draw:style-name="gr8" draw:text-style-name="P1" draw:layer="layout" svg:x1="10.779cm" svg:y1="10.652cm" svg:x2="10.779cm" svg:y2="7.731cm">
            <text:p/>
          </draw:line>
          <draw:line draw:style-name="gr8" draw:text-style-name="P1" draw:layer="layout" svg:x1="6.969cm" svg:y1="7.096cm" svg:x2="8.874cm" svg:y2="7.096cm">
            <text:p/>
          </draw:line>
          <draw:frame draw:style-name="gr10" draw:text-style-name="P1" draw:layer="layout" svg:width="5.332cm" svg:height="2.384cm" svg:x="8.874cm" svg:y="5.445cm">
            <draw:text-box>
              <text:p text:style-name="P1">Waiting time.</text:p>
              <text:p text:style-name="P1">Possible button</text:p>
              <text:p text:style-name="P1">press due to task</text:p>
            </draw:text-box>
          </draw:frame>
          <draw:g>
            <draw:custom-shape draw:style-name="gr11" draw:text-style-name="P1" draw:layer="layout" svg:width="1.27cm" svg:height="1.143cm" svg:x="10.144cm" svg:y="9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54cm" svg:height="0.254cm" svg:x="10.652cm" svg:y="10.0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frame draw:style-name="gr13" draw:layer="layout" svg:width="4.346cm" svg:height="1.089cm" svg:x="7.724cm" svg:y="13.766cm">
            <draw:text-box>
              <text:p>All 3.5 – 4.5 s</text:p>
            </draw:text-box>
          </draw:frame>
        </draw:g>
        <draw:g>
          <draw:custom-shape draw:style-name="gr1" draw:text-style-name="P1" draw:layer="layout" svg:width="18.288cm" svg:height="0.762cm" svg:x="1.354cm" svg:y="21.67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481cm" svg:y1="23.45cm" svg:x2="19.642cm" svg:y2="23.323cm">
            <text:p/>
          </draw:line>
          <draw:line draw:style-name="gr2" draw:text-style-name="P1" draw:layer="layout" svg:x1="1.481cm" svg:y1="23.196cm" svg:x2="1.481cm" svg:y2="23.704cm">
            <text:p/>
          </draw:line>
          <draw:line draw:style-name="gr2" draw:text-style-name="P1" draw:layer="layout" svg:x1="19.642cm" svg:y1="23.069cm" svg:x2="19.642cm" svg:y2="23.577cm">
            <text:p/>
          </draw:line>
          <draw:line draw:style-name="gr2" draw:text-style-name="P1" draw:layer="layout" svg:x1="3.64cm" svg:y1="23.196cm" svg:x2="3.64cm" svg:y2="23.704cm">
            <text:p/>
          </draw:line>
          <draw:line draw:style-name="gr2" draw:text-style-name="P1" draw:layer="layout" svg:x1="4.756cm" svg:y1="23.196cm" svg:x2="4.756cm" svg:y2="23.704cm">
            <text:p/>
          </draw:line>
          <draw:frame draw:style-name="gr14" draw:text-style-name="P2" draw:layer="layout" svg:width="1.725cm" svg:height="0.889cm" svg:x="1.254cm" svg:y="23.758cm">
            <draw:text-box>
              <text:p text:style-name="P2"><text:span text:style-name="T1">0.5 s</text:span></text:p>
            </draw:text-box>
          </draw:frame>
          <draw:frame draw:style-name="gr15" draw:text-style-name="P2" draw:layer="layout" svg:width="1.725cm" svg:height="0.962cm" svg:x="3.276cm" svg:y="23.776cm">
            <draw:text-box>
              <text:p text:style-name="P2"><text:span text:style-name="T1">0.2 s</text:span></text:p>
            </draw:text-box>
          </draw:frame>
          <draw:frame draw:style-name="gr16" draw:text-style-name="P2" draw:layer="layout" svg:width="3.135cm" svg:height="1.089cm" svg:x="11.296cm" svg:y="23.658cm">
            <draw:text-box>
              <text:p text:style-name="P2"><text:span text:style-name="T1">2.5 – 3.5 s</text:span></text:p>
            </draw:text-box>
          </draw:frame>
          <draw:custom-shape draw:style-name="gr5" draw:text-style-name="P1" draw:layer="layout" svg:width="2.286cm" svg:height="0.762cm" svg:x="1.354cm" svg:y="21.6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43cm" svg:height="0.762cm" svg:x="3.64cm" svg:y="21.672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2.335cm" svg:height="2.435cm" svg:x="1.432cm" svg:y="19.037cm">
            <draw:text-box>
              <text:p>Cross </text:p>
              <text:p><text:s/>(Dot)</text:p>
            </draw:text-box>
          </draw:frame>
          <draw:line draw:style-name="gr8" draw:text-style-name="P1" draw:layer="layout" svg:x1="2.497cm" svg:y1="21.545cm" svg:x2="2.497cm" svg:y2="20.656cm">
            <text:p/>
          </draw:line>
          <draw:line draw:style-name="gr8" draw:text-style-name="P1" draw:layer="layout" svg:x1="4.148cm" svg:y1="21.418cm" svg:x2="4.148cm" svg:y2="18.624cm">
            <text:p/>
          </draw:line>
          <draw:frame draw:style-name="gr18" draw:layer="layout" svg:width="5.336cm" svg:height="2.384cm" svg:x="1.608cm" svg:y="15.986cm">
            <draw:text-box>
              <text:p text:style-name="P1">Formula</text:p>
              <text:p text:style-name="P1">Presentation</text:p>
              <text:p text:style-name="P1">(possibly with @)</text:p>
            </draw:text-box>
          </draw:frame>
          <draw:line draw:style-name="gr8" draw:text-style-name="P1" draw:layer="layout" svg:x1="10.752cm" svg:y1="21.545cm" svg:x2="10.752cm" svg:y2="18.624cm">
            <text:p/>
          </draw:line>
          <draw:line draw:style-name="gr8" draw:text-style-name="P1" draw:layer="layout" svg:x1="6.942cm" svg:y1="17.989cm" svg:x2="8.847cm" svg:y2="17.989cm">
            <text:p/>
          </draw:line>
          <draw:frame draw:style-name="gr18" draw:layer="layout" svg:width="5.332cm" svg:height="2.384cm" svg:x="8.847cm" svg:y="16.338cm">
            <draw:text-box>
              <text:p text:style-name="P1">Waiting time.</text:p>
              <text:p text:style-name="P1">Possible button</text:p>
              <text:p text:style-name="P1">press due to task</text:p>
            </draw:text-box>
          </draw:frame>
          <draw:g>
            <draw:custom-shape draw:style-name="gr11" draw:text-style-name="P1" draw:layer="layout" svg:width="0.862cm" svg:height="0.86cm" svg:x="10.325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172cm" svg:height="0.191cm" svg:x="10.67cm" svg:y="21.06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6" draw:text-style-name="P1" draw:layer="layout" svg:width="1.143cm" svg:height="0.762cm" svg:x="5.572cm" svg:y="21.70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1.725cm" svg:height="0.962cm" svg:x="5.676cm" svg:y="23.776cm">
            <draw:text-box>
              <text:p text:style-name="P2"><text:span text:style-name="T1">0.2 s</text:span></text:p>
            </draw:text-box>
          </draw:frame>
          <draw:line draw:style-name="gr2" draw:text-style-name="P1" draw:layer="layout" svg:x1="5.657cm" svg:y1="23.197cm" svg:x2="5.657cm" svg:y2="23.705cm">
            <text:p/>
          </draw:line>
          <draw:line draw:style-name="gr2" draw:text-style-name="P1" draw:layer="layout" svg:x1="6.657cm" svg:y1="23.197cm" svg:x2="6.657cm" svg:y2="23.705cm">
            <text:p/>
          </draw:line>
          <draw:frame draw:style-name="gr15" draw:text-style-name="P3" draw:layer="layout" svg:width="1.582cm" svg:height="0.962cm" svg:x="4.529cm" svg:y="23.576cm">
            <draw:text-box>
              <text:p text:style-name="P3"><text:span text:style-name="T2">0.1 s</text:span></text:p>
            </draw:text-box>
          </draw:frame>
          <draw:frame draw:style-name="gr19" draw:layer="layout" svg:width="4.346cm" svg:height="1.089cm" svg:x="7.223cm" svg:y="24.603cm">
            <draw:text-box>
              <text:p>All 3.5 – 4.5 s</text:p>
            </draw:text-box>
          </draw:frame>
          <draw:g>
            <draw:custom-shape draw:style-name="gr11" draw:text-style-name="P1" draw:layer="layout" svg:width="0.954cm" svg:height="0.862cm" svg:x="4.718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19cm" svg:height="0.192cm" svg:x="5.1cm" svg:y="21.06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line draw:style-name="gr8" draw:text-style-name="P1" draw:layer="layout" svg:x1="6.08cm" svg:y1="21.447cm" svg:x2="6.08cm" svg:y2="18.653cm">
            <text:p/>
          </draw:line>
        </draw:g>
      </draw:page>
      <draw:page draw:name="page2" draw:style-name="dp1" draw:master-page-name="Default">
        <draw:g>
          <draw:frame draw:style-name="gr18" draw:text-style-name="P4" draw:layer="layout" svg:width="3.952cm" svg:height="0.962cm" svg:x="5.064cm" svg:y="6.08cm">
            <draw:text-box>
              <text:p text:style-name="P4">log(a)-b</text:p>
            </draw:text-box>
          </draw:frame>
          <draw:frame draw:style-name="gr18" draw:text-style-name="P4" draw:layer="layout" svg:width="4.062cm" svg:height="0.962cm" svg:x="8.982cm" svg:y="6.007cm">
            <draw:text-box>
              <text:p text:style-name="P4">cos(x)*y</text:p>
            </draw:text-box>
          </draw:frame>
          <draw:frame draw:style-name="gr18" draw:text-style-name="P4" draw:layer="layout" svg:width="3.952cm" svg:height="0.962cm" svg:x="5.065cm" svg:y="7.88cm">
            <draw:text-box>
              <text:p text:style-name="P4">a-log(b)</text:p>
            </draw:text-box>
          </draw:frame>
          <draw:frame draw:style-name="gr18" draw:text-style-name="P4" draw:layer="layout" svg:width="4.062cm" svg:height="0.962cm" svg:x="8.982cm" svg:y="7.907cm">
            <draw:text-box>
              <text:p text:style-name="P4">cos(x)*y</text:p>
            </draw:text-box>
          </draw:frame>
          <draw:frame draw:style-name="gr18" draw:text-style-name="P4" draw:layer="layout" svg:width="3.952cm" svg:height="0.962cm" svg:x="5.065cm" svg:y="11.58cm">
            <draw:text-box>
              <text:p text:style-name="P4">a-log(b)</text:p>
            </draw:text-box>
          </draw:frame>
          <draw:frame draw:style-name="gr18" draw:text-style-name="P4" draw:layer="layout" svg:width="3.952cm" svg:height="0.962cm" svg:x="5.064cm" svg:y="9.88cm">
            <draw:text-box>
              <text:p text:style-name="P4">log(a)-b</text:p>
            </draw:text-box>
          </draw:frame>
          <draw:frame draw:style-name="gr18" draw:text-style-name="P4" draw:layer="layout" svg:width="4.062cm" svg:height="0.962cm" svg:x="8.982cm" svg:y="9.807cm">
            <draw:text-box>
              <text:p text:style-name="P4">x*cos(y)</text:p>
            </draw:text-box>
          </draw:frame>
          <draw:frame draw:style-name="gr18" draw:text-style-name="P4" draw:layer="layout" svg:width="4.062cm" svg:height="0.962cm" svg:x="8.982cm" svg:y="11.507cm">
            <draw:text-box>
              <text:p text:style-name="P4">x*cos(y)</text:p>
            </draw:text-box>
          </draw:frame>
          <draw:frame draw:style-name="gr18" draw:text-style-name="P4" draw:layer="layout" svg:width="3.076cm" svg:height="0.962cm" svg:x="2.397cm" svg:y="6.08cm">
            <draw:text-box>
              <text:p text:style-name="P4">(1,1)</text:p>
            </draw:text-box>
          </draw:frame>
          <draw:frame draw:style-name="gr18" draw:text-style-name="P4" draw:layer="layout" svg:width="4.062cm" svg:height="0.962cm" svg:x="5.082cm" svg:y="13.707cm">
            <draw:text-box>
              <text:p text:style-name="P4">cos(x)*y</text:p>
            </draw:text-box>
          </draw:frame>
          <draw:frame draw:style-name="gr18" draw:text-style-name="P4" draw:layer="layout" svg:width="4.062cm" svg:height="0.962cm" svg:x="5.082cm" svg:y="15.607cm">
            <draw:text-box>
              <text:p text:style-name="P4">cos(x)*y</text:p>
            </draw:text-box>
          </draw:frame>
          <draw:frame draw:style-name="gr18" draw:text-style-name="P4" draw:layer="layout" svg:width="4.062cm" svg:height="0.962cm" svg:x="5.082cm" svg:y="17.507cm">
            <draw:text-box>
              <text:p text:style-name="P4">x*cos(y)</text:p>
            </draw:text-box>
          </draw:frame>
          <draw:frame draw:style-name="gr18" draw:text-style-name="P4" draw:layer="layout" svg:width="4.062cm" svg:height="0.962cm" svg:x="5.082cm" svg:y="19.207cm">
            <draw:text-box>
              <text:p text:style-name="P4">x*cos(y)</text:p>
            </draw:text-box>
          </draw:frame>
          <draw:frame draw:style-name="gr18" draw:text-style-name="P4" draw:layer="layout" svg:width="3.952cm" svg:height="0.962cm" svg:x="9.065cm" svg:y="13.68cm">
            <draw:text-box>
              <text:p text:style-name="P4">log(a)-b</text:p>
            </draw:text-box>
          </draw:frame>
          <draw:frame draw:style-name="gr18" draw:text-style-name="P4" draw:layer="layout" svg:width="3.952cm" svg:height="0.962cm" svg:x="9.066cm" svg:y="15.48cm">
            <draw:text-box>
              <text:p text:style-name="P4">a-log(b)</text:p>
            </draw:text-box>
          </draw:frame>
          <draw:frame draw:style-name="gr18" draw:text-style-name="P4" draw:layer="layout" svg:width="3.952cm" svg:height="0.962cm" svg:x="9.066cm" svg:y="19.18cm">
            <draw:text-box>
              <text:p text:style-name="P4">a-log(b)</text:p>
            </draw:text-box>
          </draw:frame>
          <draw:frame draw:style-name="gr18" draw:text-style-name="P4" draw:layer="layout" svg:width="3.952cm" svg:height="0.962cm" svg:x="9.065cm" svg:y="17.48cm">
            <draw:text-box>
              <text:p text:style-name="P4">log(a)-b</text:p>
            </draw:text-box>
          </draw:frame>
          <draw:frame draw:style-name="gr18" draw:text-style-name="P4" draw:layer="layout" svg:width="3.076cm" svg:height="0.962cm" svg:x="2.397cm" svg:y="7.88cm">
            <draw:text-box>
              <text:p text:style-name="P4">(2,1)</text:p>
            </draw:text-box>
          </draw:frame>
          <draw:frame draw:style-name="gr18" draw:text-style-name="P4" draw:layer="layout" svg:width="3.076cm" svg:height="0.962cm" svg:x="2.397cm" svg:y="9.88cm">
            <draw:text-box>
              <text:p text:style-name="P4">(1,2)</text:p>
            </draw:text-box>
          </draw:frame>
          <draw:frame draw:style-name="gr18" draw:text-style-name="P4" draw:layer="layout" svg:width="3.076cm" svg:height="0.962cm" svg:x="2.397cm" svg:y="11.58cm">
            <draw:text-box>
              <text:p text:style-name="P4">(2,2)</text:p>
            </draw:text-box>
          </draw:frame>
          <draw:frame draw:style-name="gr18" draw:text-style-name="P4" draw:layer="layout" svg:width="3.076cm" svg:height="0.962cm" svg:x="2.397cm" svg:y="13.68cm">
            <draw:text-box>
              <text:p text:style-name="P4">(1,1)</text:p>
            </draw:text-box>
          </draw:frame>
          <draw:frame draw:style-name="gr18" draw:text-style-name="P4" draw:layer="layout" svg:width="3.076cm" svg:height="0.962cm" svg:x="2.397cm" svg:y="15.48cm">
            <draw:text-box>
              <text:p text:style-name="P4">(2,1)</text:p>
            </draw:text-box>
          </draw:frame>
          <draw:frame draw:style-name="gr18" draw:text-style-name="P4" draw:layer="layout" svg:width="3.076cm" svg:height="0.962cm" svg:x="2.397cm" svg:y="17.48cm">
            <draw:text-box>
              <text:p text:style-name="P4">(1,2)</text:p>
            </draw:text-box>
          </draw:frame>
          <draw:frame draw:style-name="gr18" draw:text-style-name="P4" draw:layer="layout" svg:width="3.076cm" svg:height="0.962cm" svg:x="2.397cm" svg:y="19.18cm">
            <draw:text-box>
              <text:p text:style-name="P4">(2,2)</text:p>
            </draw:text-box>
          </draw:frame>
          <draw:frame draw:style-name="gr18" draw:text-style-name="P4" draw:layer="layout" svg:width="2.898cm" svg:height="0.962cm" svg:x="2.524cm" svg:y="4.81cm">
            <draw:text-box>
              <text:p text:style-name="P4">Pair</text:p>
            </draw:text-box>
          </draw:frame>
          <draw:frame draw:style-name="gr18" draw:text-style-name="P4" draw:layer="layout" svg:width="3.427cm" svg:height="0.962cm" svg:x="5.024cm" svg:y="4.81cm">
            <draw:text-box>
              <text:p text:style-name="P4">Prime</text:p>
            </draw:text-box>
          </draw:frame>
          <draw:frame draw:style-name="gr18" draw:text-style-name="P4" draw:layer="layout" svg:width="3.533cm" svg:height="0.962cm" svg:x="9.024cm" svg:y="4.81cm">
            <draw:text-box>
              <text:p text:style-name="P4">Target</text:p>
            </draw:text-box>
          </draw:frame>
          <draw:frame draw:style-name="gr18" draw:text-style-name="P4" draw:layer="layout" svg:width="3.779cm" svg:height="0.962cm" svg:x="3.159cm" svg:y="1.816cm">
            <draw:text-box>
              <text:p text:style-name="P4">Prime1</text:p>
            </draw:text-box>
          </draw:frame>
          <draw:frame draw:style-name="gr18" draw:text-style-name="P4" draw:layer="layout" svg:width="3.779cm" svg:height="0.962cm" svg:x="3.159cm" svg:y="3.213cm">
            <draw:text-box>
              <text:p text:style-name="P4">Prime2</text:p>
            </draw:text-box>
          </draw:frame>
          <draw:frame draw:style-name="gr18" draw:text-style-name="P4" draw:layer="layout" svg:width="3.884cm" svg:height="0.962cm" svg:x="7.508cm" svg:y="1.762cm">
            <draw:text-box>
              <text:p text:style-name="P4">Target1</text:p>
            </draw:text-box>
          </draw:frame>
          <draw:frame draw:style-name="gr18" draw:text-style-name="P4" draw:layer="layout" svg:width="3.884cm" svg:height="0.962cm" svg:x="7.604cm" svg:y="3.213cm">
            <draw:text-box>
              <text:p text:style-name="P4">Target2</text:p>
            </draw:text-box>
          </draw:frame>
          <draw:line draw:style-name="gr8" draw:text-style-name="P5" draw:layer="layout" svg:x1="5.826cm" svg:y1="2.27cm" svg:x2="7.604cm" svg:y2="2.27cm">
            <text:p/>
          </draw:line>
          <draw:line draw:style-name="gr8" draw:text-style-name="P5" draw:layer="layout" svg:x1="5.953cm" svg:y1="3.794cm" svg:x2="7.731cm" svg:y2="3.794cm">
            <text:p/>
          </draw:line>
          <draw:line draw:style-name="gr8" draw:text-style-name="P5" draw:layer="layout" svg:x1="5.699cm" svg:y1="2.143cm" svg:x2="7.604cm" svg:y2="3.54cm">
            <text:p/>
          </draw:line>
          <draw:line draw:style-name="gr8" draw:text-style-name="P5" draw:layer="layout" svg:x1="5.826cm" svg:y1="3.794cm" svg:x2="7.731cm" svg:y2="2.3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10:56.809587600</meta:creation-date>
    <dc:date>2014-05-17T20:52:46.264080018</dc:date>
    <meta:editing-duration>PT20H23M7S</meta:editing-duration>
    <meta:editing-cycles>4</meta:editing-cycles>
    <meta:generator>LibreOffice/4.2.3.3$Linux_X86_64 LibreOffice_project/420m0$Build-3</meta:generator>
    <meta:document-statistic meta:object-count="91"/>
  </office:meta>
</office:document-meta>
</file>